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25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24-07-1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24-03-0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23-09-28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23-02-17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22-02-08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20-12-10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20-02-2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9-08-06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8-12-18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8-01-04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6-12-15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6-01-28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5-02-2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4-08-1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4-02-2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2-12-17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2-08-14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2-01-0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1-06-15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0-12-21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0-06-14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10-01-14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09-08-25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09-01-22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08-09-09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08-01-3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06-12-18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06-02-15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2002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57094380801</text:p>
          </table:table-cell>
          <table:table-cell office:value-type="string" calcext:value-type="string">
            <text:p>1976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